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Nagłówek1" style:family="paragraph">
      <style:paragraph-properties fo:text-align="center"/>
    </style:style>
    <style:style style:name="P3" style:parent-style-name="Nagłówek1" style:family="paragraph">
      <style:paragraph-properties fo:text-align="center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P5" style:parent-style-name="Textbody" style:family="paragraph"/>
    <style:style style:name="P6" style:parent-style-name="Textbody" style:family="paragraph"/>
    <style:style style:name="T7" style:parent-style-name="StrongEmphasis" style:family="text">
      <style:text-properties fo:font-weight="normal" style:font-weight-asian="normal" style:font-weight-complex="normal"/>
    </style:style>
    <style:style style:name="P8" style:parent-style-name="Textbody" style:family="paragraph"/>
    <style:style style:name="T9" style:parent-style-name="StrongEmphasis" style:family="text">
      <style:text-properties fo:font-weight="normal" style:font-weight-asian="normal" style:font-weight-complex="normal"/>
    </style:style>
    <style:style style:name="T10" style:parent-style-name="StrongEmphasis" style:family="text">
      <style:text-properties fo:font-weight="normal" style:font-weight-asian="normal" style:font-weight-complex="normal"/>
    </style:style>
    <style:style style:name="P11" style:parent-style-name="Textbody" style:family="paragraph"/>
    <style:style style:name="T12" style:parent-style-name="StrongEmphasis" style:family="text">
      <style:text-properties fo:font-weight="normal" style:font-weight-asian="normal" style:font-weight-complex="normal"/>
    </style:style>
    <style:style style:name="P13" style:parent-style-name="Textbody" style:family="paragraph"/>
    <style:style style:name="P14" style:parent-style-name="Textbody" style:family="paragraph"/>
    <style:style style:name="T15" style:parent-style-name="StrongEmphasis" style:family="text">
      <style:text-properties fo:font-weight="normal" style:font-weight-asian="normal" style:font-weight-complex="normal"/>
    </style:style>
    <style:style style:name="T16" style:parent-style-name="StrongEmphasis" style:family="text">
      <style:text-properties fo:font-weight="normal" style:font-weight-asian="normal" style:font-weight-complex="normal"/>
    </style:style>
    <style:style style:name="T17" style:parent-style-name="StrongEmphasis" style:family="text">
      <style:text-properties fo:font-weight="normal" style:font-weight-asian="normal" style:font-weight-complex="normal"/>
    </style:style>
    <style:style style:name="T1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1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2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2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2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2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2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2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26" style:parent-style-name="Textbody" style:family="paragraph">
      <style:paragraph-properties fo:margin-left="0.75in">
        <style:tab-stops/>
      </style:paragraph-properties>
    </style:style>
    <style:style style:name="T27" style:parent-style-name="StrongEmphasis" style:family="text">
      <style:text-properties fo:font-weight="normal" style:font-weight-asian="normal" style:font-weight-complex="normal"/>
    </style:style>
    <style:style style:name="P28" style:parent-style-name="Textbody" style:family="paragraph"/>
    <style:style style:name="P29" style:parent-style-name="Textbody" style:family="paragraph"/>
    <style:style style:name="T30" style:parent-style-name="StrongEmphasis" style:family="text">
      <style:text-properties fo:font-weight="normal" style:font-weight-asian="normal" style:font-weight-complex="normal"/>
    </style:style>
    <style:style style:name="P31" style:parent-style-name="Textbody" style:family="paragraph"/>
    <style:style style:name="T32" style:parent-style-name="StrongEmphasis" style:family="text">
      <style:text-properties fo:font-weight="normal" style:font-weight-asian="normal" style:font-weight-complex="normal"/>
    </style:style>
    <style:style style:name="P33" style:parent-style-name="Normalny" style:family="paragraph">
      <style:paragraph-properties style:vertical-align="auto"/>
      <style:text-properties fo:hyphenate="true"/>
    </style:style>
    <style:style style:name="T3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3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36" style:parent-style-name="Normalny" style:family="paragraph">
      <style:paragraph-properties style:vertical-align="auto"/>
      <style:text-properties fo:hyphenate="true"/>
    </style:style>
    <style:style style:name="T3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3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39" style:parent-style-name="Normalny" style:family="paragraph">
      <style:paragraph-properties style:vertical-align="auto"/>
      <style:text-properties fo:hyphenate="true"/>
    </style:style>
    <style:style style:name="T4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4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4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4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44" style:parent-style-name="Textbody" style:family="paragraph"/>
    <style:style style:name="T45" style:parent-style-name="StrongEmphasis" style:family="text">
      <style:text-properties fo:font-weight="normal" style:font-weight-asian="normal" style:font-weight-complex="normal"/>
    </style:style>
    <style:style style:name="P46" style:parent-style-name="Textbody" style:family="paragraph"/>
    <style:style style:name="P47" style:parent-style-name="Textbody" style:family="paragraph"/>
    <style:style style:name="T48" style:parent-style-name="StrongEmphasis" style:family="text">
      <style:text-properties fo:font-weight="normal" style:font-weight-asian="normal" style:font-weight-complex="normal"/>
    </style:style>
    <style:style style:name="P49" style:parent-style-name="Textbody" style:family="paragraph"/>
    <style:style style:name="T50" style:parent-style-name="StrongEmphasis" style:family="text">
      <style:text-properties fo:font-weight="normal" style:font-weight-asian="normal" style:font-weight-complex="normal"/>
    </style:style>
    <style:style style:name="T51" style:parent-style-name="StrongEmphasis" style:family="text">
      <style:text-properties fo:font-weight="normal" style:font-weight-asian="normal" style:font-weight-complex="normal"/>
    </style:style>
    <style:style style:name="P52" style:parent-style-name="Normalny" style:family="paragraph">
      <style:paragraph-properties style:vertical-align="auto"/>
      <style:text-properties fo:hyphenate="true"/>
    </style:style>
    <style:style style:name="T5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5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5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56" style:parent-style-name="Normalny" style:family="paragraph">
      <style:paragraph-properties style:vertical-align="auto"/>
      <style:text-properties fo:hyphenate="true"/>
    </style:style>
    <style:style style:name="T5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58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59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6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6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62" style:parent-style-name="Textbody" style:family="paragraph"/>
    <style:style style:name="T63" style:parent-style-name="StrongEmphasis" style:family="text">
      <style:text-properties fo:font-weight="normal" style:font-weight-asian="normal" style:font-weight-complex="normal"/>
    </style:style>
    <style:style style:name="P64" style:parent-style-name="Textbody" style:family="paragraph"/>
    <style:style style:name="P65" style:parent-style-name="Textbody" style:family="paragraph"/>
    <style:style style:name="T66" style:parent-style-name="StrongEmphasis" style:family="text">
      <style:text-properties fo:font-weight="normal" style:font-weight-asian="normal" style:font-weight-complex="normal"/>
    </style:style>
    <style:style style:name="P67" style:parent-style-name="Textbody" style:family="paragraph"/>
    <style:style style:name="T68" style:parent-style-name="StrongEmphasis" style:family="text">
      <style:text-properties fo:font-weight="normal" style:font-weight-asian="normal" style:font-weight-complex="normal"/>
    </style:style>
    <style:style style:name="P69" style:parent-style-name="Normalny" style:family="paragraph">
      <style:paragraph-properties style:vertical-align="auto"/>
      <style:text-properties fo:hyphenate="true"/>
    </style:style>
    <style:style style:name="T7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7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72" style:parent-style-name="Normalny" style:family="paragraph">
      <style:paragraph-properties style:vertical-align="auto"/>
      <style:text-properties fo:hyphenate="true"/>
    </style:style>
    <style:style style:name="T73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74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75" style:parent-style-name="Normalny" style:family="paragraph">
      <style:paragraph-properties style:vertical-align="auto"/>
      <style:text-properties fo:hyphenate="true"/>
    </style:style>
    <style:style style:name="T76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77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78" style:parent-style-name="Normalny" style:family="paragraph">
      <style:paragraph-properties style:vertical-align="auto"/>
      <style:text-properties fo:hyphenate="true"/>
    </style:style>
    <style:style style:name="T79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80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81" style:parent-style-name="Normalny" style:family="paragraph">
      <style:paragraph-properties style:vertical-align="auto"/>
      <style:text-properties fo:hyphenate="true"/>
    </style:style>
    <style:style style:name="T8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8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84" style:parent-style-name="Normalny" style:family="paragraph">
      <style:paragraph-properties style:vertical-align="auto"/>
      <style:text-properties fo:hyphenate="true"/>
    </style:style>
    <style:style style:name="P85" style:parent-style-name="Textbody" style:family="paragraph"/>
    <style:style style:name="T86" style:parent-style-name="StrongEmphasis" style:family="text">
      <style:text-properties fo:font-weight="normal" style:font-weight-asian="normal" style:font-weight-complex="normal"/>
    </style:style>
    <style:style style:name="P87" style:parent-style-name="Textbody" style:family="paragraph"/>
    <style:style style:name="P88" style:parent-style-name="Textbody" style:family="paragraph"/>
    <style:style style:name="T89" style:parent-style-name="StrongEmphasis" style:family="text">
      <style:text-properties fo:font-weight="normal" style:font-weight-asian="normal" style:font-weight-complex="normal"/>
    </style:style>
    <style:style style:name="T90" style:parent-style-name="StrongEmphasis" style:family="text">
      <style:text-properties fo:font-weight="normal" style:font-weight-asian="normal" style:font-weight-complex="normal"/>
    </style:style>
    <style:style style:name="T91" style:parent-style-name="StrongEmphasis" style:family="text">
      <style:text-properties fo:font-weight="normal" style:font-weight-asian="normal" style:font-weight-complex="normal"/>
    </style:style>
    <style:style style:name="T92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93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T94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95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96" style:parent-style-name="Normalny" style:family="paragraph">
      <style:paragraph-properties style:vertical-align="auto"/>
      <style:text-properties fo:hyphenate="true"/>
    </style:style>
    <style:style style:name="T97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98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99" style:parent-style-name="Normalny" style:family="paragraph">
      <style:paragraph-properties style:vertical-align="auto"/>
      <style:text-properties fo:hyphenate="true"/>
    </style:style>
    <style:style style:name="T100" style:parent-style-name="Domyślnaczcionkaakapitu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l" style:country-asian="PL" style:language-complex="ar" style:country-complex="SA"/>
    </style:style>
    <style:style style:name="T101" style:parent-style-name="Domyślnaczcionkaakapitu" style:family="text"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/>
    </style:style>
    <style:style style:name="P102" style:parent-style-name="Normalny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pl" style:country-asian="PL" style:language-complex="ar" style:country-complex="SA" fo:hyphenate="true"/>
    </style:style>
    <style:style style:name="P103" style:parent-style-name="Textbody" style:family="paragraph"/>
    <style:style style:name="T104" style:parent-style-name="StrongEmphasis" style:family="text">
      <style:text-properties fo:font-weight="normal" style:font-weight-asian="normal" style:font-weight-complex="normal"/>
    </style:style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T109" style:parent-style-name="StrongEmphasis" style:family="text">
      <style:text-properties fo:font-weight="normal" style:font-weight-asian="normal" style:font-weight-complex="normal"/>
    </style:style>
    <style:style style:name="TableColumn111" style:family="table-column">
      <style:table-column-properties style:column-width="1.1055in" style:use-optimal-column-width="false"/>
    </style:style>
    <style:style style:name="TableColumn112" style:family="table-column">
      <style:table-column-properties style:column-width="2.3944in" style:use-optimal-column-width="false"/>
    </style:style>
    <style:style style:name="TableColumn113" style:family="table-column">
      <style:table-column-properties style:column-width="1.5in" style:use-optimal-column-width="false"/>
    </style:style>
    <style:style style:name="TableColumn114" style:family="table-column">
      <style:table-column-properties style:column-width="0.4645in" style:use-optimal-column-width="false"/>
    </style:style>
    <style:style style:name="TableColumn115" style:family="table-column">
      <style:table-column-properties style:column-width="1.2284in" style:use-optimal-column-width="false"/>
    </style:style>
    <style:style style:name="Table110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text-properties fo:font-weight="bold" style:font-weight-asian="bold" style:font-weight-complex="bold"/>
    </style:style>
    <style:style style:name="TableCell1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91" style:parent-style-name="StrongEmphasis" style:family="text">
      <style:text-properties fo:font-weight="normal" style:font-weight-asian="normal" style:font-weight-complex="normal"/>
    </style:style>
  </office:automatic-styles>
  <office:body>
    <office:text text:use-soft-page-breaks="true">
      <text:h text:style-name="P1" text:outline-level="1">[Piotr Kowalski] [1A]</text:h>
      <text:h text:style-name="P2" text:outline-level="1"/>
      <text:h text:style-name="P3" text:outline-level="1">Karta ćwiczeń: Dobór sprzętu do wymagań użytkownika</text:h>
      <text:h text:style-name="Nagłówek4" text:outline-level="4"/>
      <text:h text:style-name="Nagłówek4" text:outline-level="4">Instrukcja:</text:h>
      <text:p text:style-name="Textbody">Twoim zadaniem jest dobranie odpowiednich komponentów komputera dla przydzielonego profilu użytkownika. Należy wybrać takie części, które będą<text:s/>zarówno wydajne, jak i opłacalne cenowo. Odpowiedz na pytania dla każdego z elementów, opisując również parametry techniczne wybranych podzespołów.</text:p>
      <text:p text:style-name="Textbody"/>
      <text:p text:style-name="Textbody"><text:span text:style-name="T4">Profil użytkownika:</text:span><text:s/>_________grafik komp.______</text:p>
      <text:p text:style-name="Textbody"/>
      <text:list text:style-name="LFO1" text:continue-numbering="true">
        <text:list-item>
          <text:p text:style-name="P5"><text:span text:style-name="StrongEmphasis">Procesor (CPU)</text:span></text:p>
          <text:list text:continue-numbering="true">
            <text:list-item>
              <text:p text:style-name="P6"><text:span text:style-name="T7">Wybrany model:<text:s/></text:span><text:span text:style-name="Pogrubienie">AMD Ryzen 7 7700X</text:span></text:p>
            </text:list-item>
            <text:list-item>
              <text:p text:style-name="P8"><text:span text:style-name="T9">Parametry<text:s/></text:span><text:span text:style-name="T10">techniczne: (np. liczba rdzeni, taktowanie)<text:s/></text:span>8 rdzeni / 16 wątków 4.5 GHz (turbo do 5.4 GHz)</text:p>
            </text:list-item>
            <text:list-item>
              <text:p text:style-name="P11"><text:span text:style-name="T12">Uzasadnienie wyboru:<text:s/></text:span><text:span text:style-name="Pogrubienie">AMD Ryzen 7 7700X</text:span><text:s/>to doskonały wybór do zadań wymagających dużej mocy obliczeniowej, takich jak obróbka grafiki</text:p>
            </text:list-item>
          </text:list>
        </text:list-item>
        <text:list-item>
          <text:p text:style-name="P13"><text:span text:style-name="StrongEmphasis">Pamięć RAM</text:span></text:p>
          <text:list text:continue-numbering="true">
            <text:list-item>
              <text:p text:style-name="P14"><text:span text:style-name="T15">Wybrana ilość i typ:</text:span><text:span text:style-name="T16"><text:s/></text:span><text:span text:style-name="Pogrubienie">32 GB DDR4 3200 MHz</text:span></text:p>
            </text:list-item>
          </text:list>
        </text:list-item>
      </text:list>
      <text:p text:style-name="Normalny"><text:span text:style-name="T17">Parametry techniczne: (np. taktowanie, pojemność) :</text:span></text:p>
      <text:p text:style-name="Normalny"><text:span text:style-name="T18">Pojemność</text:span><text:span text:style-name="T19">: 32 GB <text:s/></text:span></text:p>
      <text:p text:style-name="Normalny"><text:span text:style-name="T20">Typ</text:span><text:span text:style-name="T21">: DDR4<text:s/></text:span></text:p>
      <text:p text:style-name="Normalny"><text:span text:style-name="T22">Taktowanie</text:span><text:span text:style-name="T23">: 3200 MHz<text:s/></text:span></text:p>
      <text:p text:style-name="Textbody"><text:span text:style-name="T24">Opóźnienia</text:span><text:span text:style-name="T25">: CL16</text:span></text:p>
      <text:p text:style-name="P26"><text:span text:style-name="T27">Uzasadnienie wyboru:</text:span><text:s/>32 GB pamięci RAM to optymalna ilość do pracy z zaawansowanymi projektami<text:s/>graficznymi i edycją wideo</text:p>
      <text:list text:style-name="LFO2" text:continue-numbering="true">
        <text:list-item>
          <text:p text:style-name="P28"><text:span text:style-name="StrongEmphasis">Dysk (SSD/HDD)</text:span></text:p>
          <text:list text:continue-numbering="true">
            <text:list-item>
              <text:p text:style-name="P29"><text:span text:style-name="T30">Wybrany typ i model:<text:s/></text:span>Samsung 970 EVO Plus 1 TB SSD</text:p>
            </text:list-item>
            <text:list-item>
              <text:p text:style-name="P31"><text:span text:style-name="T32">Parametry techniczne: (np. pojemność, prędkość odczytu/zapisu) :</text:span></text:p>
            </text:list-item>
          </text:list>
        </text:list-item>
      </text:list>
      <text:p text:style-name="P33"><text:span text:style-name="T34">Typ</text:span><text:span text:style-name="T35">: NVMe SSD<text:s/></text:span></text:p>
      <text:p text:style-name="P36"><text:span text:style-name="T37">Pojemność</text:span><text:span text:style-name="T38">: 1 TB<text:s/></text:span></text:p>
      <text:p text:style-name="P39"><text:span text:style-name="T40">Prędkość odczytu</text:span><text:span text:style-name="T41">: 3500 MB/s<text:s/></text:span></text:p>
      <text:p text:style-name="Textbody"><text:span text:style-name="T42">Prędkość zapisu</text:span><text:span text:style-name="T43">: 3300 MB/s</text:span></text:p>
      <text:soft-page-break/>
      <text:list text:style-name="LFO3" text:continue-numbering="true">
        <text:list-item>
          <text:list>
            <text:list-item>
              <text:p text:style-name="P44"><text:span text:style-name="T45">Uzasadnienie wyboru:<text:s/></text:span><text:span text:style-name="Pogrubienie">Samsung 970 EVO Plus</text:span><text:s/>to jeden z najlepszych dysków SSD NVMe, zapewniający wyjątkową prędkość odczytu i zapisu</text:p>
            </text:list-item>
          </text:list>
        </text:list-item>
        <text:list-item>
          <text:p text:style-name="P46"><text:span text:style-name="StrongEmphasis">Karta graficzna (GPU)</text:span></text:p>
          <text:list text:continue-numbering="true">
            <text:list-item>
              <text:p text:style-name="P47"><text:span text:style-name="T48">Wybrany model:<text:s/></text:span><text:span text:style-name="Pogrubienie">Wybrany model</text:span>:<text:s/><text:span text:style-name="Pogrubienie">NVIDIA GeForce RTX 3060 Ti</text:span></text:p>
            </text:list-item>
            <text:list-item>
              <text:p text:style-name="P49"><text:span text:style-name="T50">Parametry techniczne: (np. pamięć VRAM, rdzeni</text:span><text:span text:style-name="T51">e):</text:span></text:p>
            </text:list-item>
          </text:list>
        </text:list-item>
      </text:list>
      <text:p text:style-name="P52"><text:span text:style-name="T53"><text:s/></text:span><text:span text:style-name="T54">Pamięć VRAM</text:span><text:span text:style-name="T55">: 8 GB GDDR6<text:s/></text:span></text:p>
      <text:p text:style-name="P56"><text:span text:style-name="T57"><text:s/></text:span><text:span text:style-name="T58">Rdzenie CUDA</text:span><text:span text:style-name="T59">: 4864<text:s/></text:span></text:p>
      <text:p text:style-name="Textbody"><text:span text:style-name="T60">Taktowanie rdzenia</text:span><text:span text:style-name="T61">: 1770 MHz</text:span></text:p>
      <text:list text:style-name="LFO3" text:continue-numbering="true">
        <text:list-item>
          <text:list>
            <text:list-item>
              <text:p text:style-name="P62"><text:span text:style-name="T63">Uzasadnienie wyboru:<text:s/></text:span><text:span text:style-name="Pogrubienie">NVIDIA GeForce RTX 3060 Ti</text:span><text:s/>oferuje doskonałą wydajność do pracy z grafiką 3D, renderowania oraz edycji wideo</text:p>
            </text:list-item>
          </text:list>
        </text:list-item>
        <text:list-item>
          <text:p text:style-name="P64"><text:span text:style-name="StrongEmphasis">Płyta główna</text:span></text:p>
          <text:list text:continue-numbering="true">
            <text:list-item>
              <text:p text:style-name="P65"><text:span text:style-name="T66">Wybrany model:<text:s/></text:span>MSI MAG B550 TOMAHAWK</text:p>
            </text:list-item>
            <text:list-item>
              <text:p text:style-name="P67"><text:span text:style-name="T68">Parametry techniczne: (np. złącza, obsługa RAM):<text:s/></text:span></text:p>
            </text:list-item>
          </text:list>
        </text:list-item>
      </text:list>
      <text:p text:style-name="P69"><text:span text:style-name="T70">Chipset</text:span><text:span text:style-name="T71">: AMD B550<text:s/></text:span></text:p>
      <text:p text:style-name="P72"><text:span text:style-name="T73">Złącza PCIe</text:span><text:span text:style-name="T74">: 2x PCIe 4.0 x16<text:s/></text:span></text:p>
      <text:p text:style-name="P75"><text:span text:style-name="T76">Obsługa RAM</text:span><text:span text:style-name="T77">: do 128 GB DDR4<text:s/></text:span></text:p>
      <text:p text:style-name="P78"><text:span text:style-name="T79">Porty</text:span><text:span text:style-name="T80">: USB 3.2, 2x M.2, 6x SATA III<text:s/></text:span></text:p>
      <text:p text:style-name="P81"><text:span text:style-name="T82">Wi-Fi</text:span><text:span text:style-name="T83">: Obsługuje Wi-Fi 6 (zależnie od modelu)</text:span></text:p>
      <text:p text:style-name="P84"/>
      <text:list text:style-name="LFO3" text:continue-numbering="true">
        <text:list-item>
          <text:list>
            <text:list-item>
              <text:p text:style-name="P85"><text:span text:style-name="T86">Uzasadnienie wyboru:<text:s/></text:span>łyta główna MSI<text:s/>MAG B550 TOMAHAWK oferuje bardzo dobry stosunek jakości do ceny. Obsługuje najnowsze technologie, w tym PCIe 4.0, co zapewnia dużą przepustowość dla kart graficznych i dysków SSD</text:p>
            </text:list-item>
          </text:list>
        </text:list-item>
        <text:list-item>
          <text:p text:style-name="P87"><text:span text:style-name="StrongEmphasis">Monitor<text:s/></text:span></text:p>
          <text:list text:continue-numbering="true">
            <text:list-item>
              <text:p text:style-name="P88"><text:span text:style-name="T89">Wybrany monitor:<text:s/></text:span>Dell UltraSharp U2720Q 27" 4K IPS</text:p>
            </text:list-item>
          </text:list>
        </text:list-item>
      </text:list>
      <text:p text:style-name="Normalny"><text:span text:style-name="T90">Parametry <text:s/>techni</text:span><text:span text:style-name="T91">czne: np. (rozdzielczość, matryca, odświeżanie):</text:span></text:p>
      <text:p text:style-name="Normalny"><text:span text:style-name="T92">Rozdzielczość</text:span><text:span text:style-name="T93">: 3840 x 2160 (4K)<text:s/></text:span></text:p>
      <text:p text:style-name="Normalny"><text:span text:style-name="T94">Matryca</text:span><text:span text:style-name="T95">: IPS<text:s/></text:span></text:p>
      <text:p text:style-name="P96"><text:span text:style-name="T97">Odświeżanie</text:span><text:span text:style-name="T98">: 60 Hz<text:s/></text:span></text:p>
      <text:p text:style-name="P99"><text:span text:style-name="T100">Pokrycie kolorów</text:span><text:span text:style-name="T101">: 95% DCI-P3, 99% sRGB</text:span></text:p>
      <text:p text:style-name="P102"/>
      <text:list text:style-name="LFO4" text:continue-numbering="true">
        <text:list-item>
          <text:list>
            <text:list-item>
              <text:p text:style-name="P103"><text:span text:style-name="T104">Uzasadnienie wyboru:<text:s/></text:span>Monitor 4K IPS zapewnia doskonałą dokładność kolorów i szeroki zakres<text:s/>barw, co jest kluczowe w pracy z grafiką</text:p>
            </text:list-item>
          </text:list>
        </text:list-item>
        <text:list-item>
          <text:p text:style-name="P105"><text:span text:style-name="StrongEmphasis">Urządzenia peryferyjne (np. klawiatura, mysz)</text:span></text:p>
          <text:list text:continue-numbering="true">
            <text:list-item>
              <text:p text:style-name="P106"><text:span text:style-name="Pogrubienie">Wybrana klawiatura</text:span>:<text:s/><text:span text:style-name="Pogrubienie">Logitech MX Keys</text:span></text:p>
            </text:list-item>
            <text:list-item>
              <text:p text:style-name="P107"><text:span text:style-name="Pogrubienie">Wybrana mysz</text:span>:<text:s/><text:span text:style-name="Pogrubienie">Logitech MX Master 3</text:span></text:p>
            </text:list-item>
            <text:list-item>
              <text:p text:style-name="P108"><text:span text:style-name="T109">Uzasadnienie wyboru:<text:s/></text:span><text:span text:style-name="Pogrubienie">Wybrana mysz</text:span>:<text:s/><text:span text:style-name="Pogrubienie">Logitech MX Master 3</text:span></text:p>
            </text:list-item>
          </text:list>
        </text:list-item>
      </text:list>
      <text:p text:style-name="Textbody"/>
      <text:p text:style-name="Textbody"/>
      <text:p text:style-name="Textbody"/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soft-page-break/>
            <text:p text:style-name="P118">Komponent</text:p>
          </table:table-cell>
          <table:table-cell table:style-name="TableCell119">
            <text:p text:style-name="P120">Wybrany model</text:p>
          </table:table-cell>
          <table:table-cell table:style-name="TableCell121">
            <text:p text:style-name="P122">Cena<text:line-break/>jednostkowa (PLN)</text:p>
          </table:table-cell>
          <table:table-cell table:style-name="TableCell123">
            <text:p text:style-name="P124">Ilość</text:p>
          </table:table-cell>
          <table:table-cell table:style-name="TableCell125">
            <text:p text:style-name="P126">Koszt (PLN)</text:p>
          </table:table-cell>
        </table:table-row>
        <table:table-row table:style-name="TableRow127">
          <table:table-cell table:style-name="TableCell128">
            <text:p text:style-name="P129">Procesor (CPU)</text:p>
          </table:table-cell>
          <table:table-cell table:style-name="TableCell130">
            <text:p text:style-name="TableContents">AMD Ryzen 7 7700X</text:p>
          </table:table-cell>
          <table:table-cell table:style-name="TableCell131">
            <text:p text:style-name="TableContents">1 700</text:p>
          </table:table-cell>
          <table:table-cell table:style-name="TableCell132">
            <text:p text:style-name="TableContents">1</text:p>
          </table:table-cell>
          <table:table-cell table:style-name="TableCell133">
            <text:p text:style-name="TableContents">1 700</text:p>
          </table:table-cell>
        </table:table-row>
        <table:table-row table:style-name="TableRow134">
          <table:table-cell table:style-name="TableCell135">
            <text:p text:style-name="P136">Pamięć RAM</text:p>
          </table:table-cell>
          <table:table-cell table:style-name="TableCell137">
            <text:p text:style-name="TableContents">Corsair Vengeance LPX 32 GB DDR4 3200 MHz</text:p>
          </table:table-cell>
          <table:table-cell table:style-name="TableCell138">
            <text:p text:style-name="TableContents">600</text:p>
          </table:table-cell>
          <table:table-cell table:style-name="TableCell139">
            <text:p text:style-name="TableContents">1</text:p>
          </table:table-cell>
          <table:table-cell table:style-name="TableCell140">
            <text:p text:style-name="TableContents">600</text:p>
          </table:table-cell>
        </table:table-row>
        <table:table-row table:style-name="TableRow141">
          <table:table-cell table:style-name="TableCell142">
            <text:p text:style-name="P143">Płyta główna</text:p>
          </table:table-cell>
          <table:table-cell table:style-name="TableCell144">
            <text:p text:style-name="TableContents">MSI MAG B550 TOMAHAWK</text:p>
          </table:table-cell>
          <table:table-cell table:style-name="TableCell145">
            <text:p text:style-name="TableContents">550</text:p>
          </table:table-cell>
          <table:table-cell table:style-name="TableCell146">
            <text:p text:style-name="TableContents">1</text:p>
          </table:table-cell>
          <table:table-cell table:style-name="TableCell147">
            <text:p text:style-name="TableContents">550</text:p>
          </table:table-cell>
        </table:table-row>
        <table:table-row table:style-name="TableRow148">
          <table:table-cell table:style-name="TableCell149">
            <text:p text:style-name="P150">Karta graficzna</text:p>
          </table:table-cell>
          <table:table-cell table:style-name="TableCell151">
            <text:p text:style-name="TableContents">NVIDIA GeForce RTX 3060 Ti</text:p>
          </table:table-cell>
          <table:table-cell table:style-name="TableCell152">
            <text:p text:style-name="TableContents">2 000</text:p>
          </table:table-cell>
          <table:table-cell table:style-name="TableCell153">
            <text:p text:style-name="TableContents">1</text:p>
          </table:table-cell>
          <table:table-cell table:style-name="TableCell154">
            <text:p text:style-name="TableContents">2 000</text:p>
          </table:table-cell>
        </table:table-row>
        <table:table-row table:style-name="TableRow155">
          <table:table-cell table:style-name="TableCell156">
            <text:p text:style-name="P157">Dysk</text:p>
          </table:table-cell>
          <table:table-cell table:style-name="TableCell158">
            <text:p text:style-name="TableContents">Samsung 970 EVO Plus 1 TB</text:p>
          </table:table-cell>
          <table:table-cell table:style-name="TableCell159">
            <text:p text:style-name="TableContents">500</text:p>
          </table:table-cell>
          <table:table-cell table:style-name="TableCell160">
            <text:p text:style-name="TableContents">1</text:p>
          </table:table-cell>
          <table:table-cell table:style-name="TableCell161">
            <text:p text:style-name="TableContents">500</text:p>
          </table:table-cell>
        </table:table-row>
        <table:table-row table:style-name="TableRow162">
          <table:table-cell table:style-name="TableCell163">
            <text:p text:style-name="P164">Monitor</text:p>
          </table:table-cell>
          <table:table-cell table:style-name="TableCell165">
            <text:p text:style-name="TableContents">Dell UltraSharp U2720Q 27" 4K IPS</text:p>
          </table:table-cell>
          <table:table-cell table:style-name="TableCell166">
            <text:p text:style-name="TableContents">2 200</text:p>
          </table:table-cell>
          <table:table-cell table:style-name="TableCell167">
            <text:p text:style-name="TableContents">1</text:p>
          </table:table-cell>
          <table:table-cell table:style-name="TableCell168">
            <text:p text:style-name="TableContents">2 200</text:p>
          </table:table-cell>
        </table:table-row>
        <table:table-row table:style-name="TableRow169"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  <table:table-cell table:style-name="TableCell180">
            <text:p text:style-name="TableContents"/>
          </table:table-cell>
        </table:table-row>
        <table:table-row table:style-name="TableRow181">
          <table:table-cell table:style-name="TableCell182">
            <text:p text:style-name="TableContents"/>
          </table:table-cell>
          <table:table-cell table:style-name="TableCell183">
            <text:p text:style-name="TableContents"/>
          </table:table-cell>
          <table:table-cell table:style-name="TableCell184">
            <text:p text:style-name="TableContents"/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</table:table-row>
        <table:table-row table:style-name="TableRow187">
          <table:table-cell table:style-name="TableCell188" table:number-columns-spanned="4">
            <text:p text:style-name="P189">SUMA</text:p>
          </table:table-cell>
          <table:covered-table-cell/>
          <table:covered-table-cell/>
          <table:covered-table-cell/>
          <table:table-cell table:style-name="TableCell190">
            <text:p text:style-name="TableContents">7 550</text:p>
          </table:table-cell>
        </table:table-row>
      </table:table>
      <text:p text:style-name="Textbody"/>
      <text:p text:style-name="Textbody"><text:span text:style-name="T191">(Napisz krótkie podsumowanie swoich wyborów, odnosząc się do wydajności oraz ceny.)</text:span><text:span text:style-name="StrongEmphasis"><text:line-break/></text:span><text:span text:style-name="StrongEmphasis">Podsumowanie:</text:span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kowalski</meta:initial-creator>
    <dc:creator>pkowalski</dc:creator>
    <meta:creation-date>2025-03-12T13:01:00Z</meta:creation-date>
    <dc:date>2025-03-12T13:17:00Z</dc:date>
    <meta:template xlink:href="Normal" xlink:type="simple"/>
    <meta:editing-cycles>9</meta:editing-cycles>
    <meta:editing-duration>PT960S</meta:editing-duration>
    <meta:document-statistic meta:page-count="3" meta:paragraph-count="6" meta:word-count="460" meta:character-count="3218" meta:row-count="23" meta:non-whitespace-character-count="2764"/>
  </office:meta>
</office:document-meta>
</file>